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Contents_20_3">
      <style:paragraph-properties>
        <style:tab-stops>
          <style:tab-stop style:position="14.919cm" style:type="right" style:leader-style="dotted" style:leader-text="."/>
        </style:tab-stops>
      </style:paragraph-properties>
    </style:style>
    <style:style style:name="P5" style:family="paragraph" style:parent-style-name="Heading_20_2">
      <style:text-properties officeooo:paragraph-rsid="00a935da"/>
    </style:style>
    <style:style style:name="P6" style:family="paragraph" style:parent-style-name="Heading_20_1" style:list-style-name="">
      <style:paragraph-properties fo:line-height="150%" fo:text-align="start" style:justify-single-word="false">
        <style:tab-stops/>
      </style:paragraph-properties>
    </style:style>
    <style:style style:name="P7" style:family="paragraph" style:parent-style-name="Heading_20_1" style:master-page-name="Druhy">
      <style:paragraph-properties style:page-number="1"/>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34520384" text:id="ct50234520384">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3781_924892354" office:name="Úvod" text:style-name="Index_20_Link" text:visited-style-name="Index_20_Link">1 Úvod<text:tab/>1</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Efektivní řízení hospitalizačních procesů a optimalizace lůžkových kapacit<text:tab/>2</text:a></text:p>
            <text:p text:style-name="P3"><text:a xlink:type="simple" xlink:href="#__RefHeading___Toc3783_924892354" office:name="Ekonomické a klinické výhody pro pacienty" text:style-name="Index_20_Link" text:visited-style-name="Index_20_Link">1.1 Ekonomické a klinické výhody pro pacienty<text:tab/>2</text:a></text:p>
            <text:p text:style-name="P4"><text:a xlink:type="simple" xlink:href="#__RefHeading___Toc3785_924892354" office:name="Inovativní přístupy k řízení chronických onemocnění v praxi" text:style-name="Index_20_Link" text:visited-style-name="Index_20_Link">1.1.1 Inovativní přístupy k řízení chronických onemocnění v praxi<text:tab/>2</text:a></text:p>
            <text:p text:style-name="P4"><text:a xlink:type="simple" xlink:href="#__RefHeading___Toc3787_924892354" office:name="Význam včasné diagnostiky v prevenci onkologických onemocnění" text:style-name="Index_20_Link" text:visited-style-name="Index_20_Link">1.1.2 Význam včasné diagnostiky v prevenci onkologických onemocnění<text:tab/>3</text:a></text:p>
            <text:p text:style-name="P3"><text:a xlink:type="simple" xlink:href="#__RefHeading___Toc3789_924892354" office:name="Neurovědy a léčba neurodegenerativních onemocnění" text:style-name="Index_20_Link" text:visited-style-name="Index_20_Link">1.2 Neurovědy a léčba neurodegenerativních onemocnění<text:tab/>3</text:a></text:p>
            <text:p text:style-name="P2"><text:a xlink:type="simple" xlink:href="#__RefHeading___Toc3791_924892354" office:name="Metodika klinických studií pro hodnocení nových léčiv" text:style-name="Index_20_Link" text:visited-style-name="Index_20_Link">2 Metodika klinických studií pro hodnocení nových léčiv<text:tab/>5</text:a></text:p>
            <text:p text:style-name="P3"><text:a xlink:type="simple" xlink:href="#__RefHeading___Toc3793_924892354" office:name="Prevence a léčba civilizačních nemocí ve stárnoucí populaci" text:style-name="Index_20_Link" text:visited-style-name="Index_20_Link">2.1 Prevence a léčba civilizačních nemocí ve stárnoucí populaci<text:tab/>5</text:a></text:p>
            <text:p text:style-name="P4"><text:a xlink:type="simple" xlink:href="#__RefHeading___Toc3795_924892354" office:name="Monitorování pacientů s vysokým rizikem pomocí AI" text:style-name="Index_20_Link" text:visited-style-name="Index_20_Link">2.1.1 Monitorování pacientů s vysokým rizikem pomocí AI<text:tab/>5</text:a></text:p>
            <text:p text:style-name="P4"><text:a xlink:type="simple" xlink:href="#__RefHeading___Toc3797_924892354" office:name="Etické aspekty využívání pokročilých technologií ve zdravotnictví" text:style-name="Index_20_Link" text:visited-style-name="Index_20_Link">2.1.2 Etické aspekty využívání pokročilých technologií ve zdravotnictví<text:tab/>6</text:a></text:p>
            <text:p text:style-name="P3"><text:a xlink:type="simple" xlink:href="#__RefHeading___Toc1218_3699553880%20Copy%201%20Copy%201%20Copy%201%20Copy%201" office:name="Psychosociální podpora jako klíčový faktor v péči o pacienty" text:style-name="Index_20_Link" text:visited-style-name="Index_20_Link">2.2 Psychosociální podpora jako klíčový faktor v péči o pacienty<text:tab/>7</text:a></text:p>
            <text:p text:style-name="P4"><text:a xlink:type="simple" xlink:href="#__RefHeading___Toc1220_3699553880%20Copy%201%20Copy%201%20Copy%201%20Copy%201" office:name="Pokroky ve výzkumu genetických biomarkerů" text:style-name="Index_20_Link" text:visited-style-name="Index_20_Link">2.2.1 Pokroky ve výzkumu genetických biomarkerů<text:tab/>7</text:a></text:p>
            <text:p text:style-name="P4"><text:a xlink:type="simple" xlink:href="#__RefHeading___Toc1222_3699553880%20Copy%201%20Copy%201%20Copy%201%20Copy%201" office:name="Personalizované přístupy k léčbě neurodegenerativních onemocnění" text:style-name="Index_20_Link" text:visited-style-name="Index_20_Link">2.2.2 Personalizované přístupy k léčbě neurodegenerativních onemocnění<text:tab/>8</text:a></text:p>
            <text:p text:style-name="P4"><text:a xlink:type="simple" xlink:href="#__RefHeading___Toc3799_924892354" office:name="Ochrana dat a bezpečnostní protokoly v digitálním zdravotnictví" text:style-name="Index_20_Link" text:visited-style-name="Index_20_Link">2.2.3 Ochrana dat a bezpečnostní protokoly v digitálním zdravotnictví<text:tab/>8</text:a></text:p>
            <text:p text:style-name="P2"><text:a xlink:type="simple" xlink:href="#__RefHeading___Toc3801_924892354" office:name="Závěr" text:style-name="Index_20_Link" text:visited-style-name="Index_20_Link">3 Závěr<text:tab/>10</text:a></text:p>
          </text:index-body>
        </text:table-of-content>
        <text:h text:style-name="P5"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6" text:outline-level="1"/>
        <text:h text:style-name="P7" text:outline-level="1"><text:bookmark-start text:name="__RefHeading___Toc3781_924892354"/>Úvod<text:bookmark-end text:name="__RefHeading___Toc3781_924892354"/></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bookmark-start text:name="__RefHeading___Toc3783_924892354"/>Ekonomické a klinické výhody pro pacienty<text:bookmark-end text:name="__RefHeading___Toc3783_924892354"/><text:span text:style-name="T4"/></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onemocnění. Kvalitativní ukazatele, jako je míra komplikací, doba hospitalizace a <text:soft-page-break/>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text:bookmark-start text:name="__RefHeading___Toc3787_924892354"/>Význam včasné diagnostiky v prevenci onkologických onemocnění<text:bookmark-end text:name="__RefHeading___Toc3787_924892354"/></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text:bookmark-start text:name="__RefHeading___Toc3789_924892354"/>Neurovědy a léčba neurodegenerativních onemocnění<text:bookmark-end text:name="__RefHeading___Toc3789_924892354"/></text:h>
        <text:p text:style-name="Standard">Optimálně nastavená léčba minimalizuje potřebu opakovaných lékařských zásahů a zkracuje dobu rekonvalescence. Farmakogenomika přináší nové poznatky o tom, jak genetické faktory <text:soft-page-break/>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text:bookmark-start text:name="__RefHeading___Toc3791_924892354"/>Metodika klinických studií pro hodnocení nových léčiv<text:bookmark-end text:name="__RefHeading___Toc3791_924892354"/></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text:bookmark-start text:name="__RefHeading___Toc3793_924892354"/>Prevence a léčba civilizačních nemocí ve stárnoucí populaci<text:bookmark-end text:name="__RefHeading___Toc3793_924892354"/></text:h>
        <text:h text:style-name="Heading_20_3" text:outline-level="3"><text:bookmark-start text:name="__RefHeading___Toc3795_924892354"/>Monitorování pacientů s vysokým rizikem pomocí AI<text:bookmark-end text:name="__RefHeading___Toc3795_924892354"/></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text:bookmark-start text:name="__RefHeading___Toc3797_924892354"/>Etické aspekty využívání pokročilých technologií ve zdravotnictví<text:bookmark-end text:name="__RefHeading___Toc3797_924892354"/></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text:bookmark-start text:name="__RefHeading___Toc3799_924892354"/>Ochrana dat a bezpečnostní protokoly v digitálním zdravotnictví<text:bookmark-end text:name="__RefHeading___Toc3799_924892354"/></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text:bookmark-start text:name="__RefHeading___Toc3801_924892354"/>Závěr<text:bookmark-end text:name="__RefHeading___Toc3801_924892354"/></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34520384"/></text:p>
        <text:p text:style-name="P11"><text:change-end text:change-id="ct50234520384"/></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index-body>
        </text:illustration-index>
        <text:p text:style-name="P1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8T09:59:21.428914000</dc:date>
    <meta:generator>LibreOffice/25.8.3.2$MacOSX_AARCH64 LibreOffice_project/8ca8d55c161d602844f5428fa4b58097424e324e</meta:generator>
    <meta:initial-creator/>
    <meta:creation-date>2025-12-28T20:01:58.000</meta:creation-date>
    <meta:keyword/>
    <meta:editing-duration>P3DT16H10M18S</meta:editing-duration>
    <meta:editing-cycles>169</meta:editing-cycles>
    <meta:document-statistic meta:table-count="0" meta:image-count="0" meta:object-count="0" meta:page-count="15" meta:paragraph-count="102" meta:word-count="2341" meta:character-count="18269" meta:non-whitespace-character-count="16041"/>
    <meta:user-defined meta:name="Category"/>
    <meta:user-defined meta:name="Company"/>
    <meta:user-defined meta:name="IndividualWorkKey"/>
    <meta:user-defined meta:name="Manager"/>
  </office:meta>
</office:document-meta>
</file>